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Times New Roman" fo:font-size="12pt" style:font-size-asian="10.5pt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4</text:p>
      <text:p text:style-name="P1"/>
      <text:p text:style-name="P1"/>
      <text:p text:style-name="P1"/>
      <text:p text:style-name="P1"/>
      <text:p text:style-name="P3">Backlog :</text:p>
      <text:p text:style-name="P2"><text:tab/>- écriture des fonctionnalités :</text:p>
      <text:list xml:id="list604231218" text:style-name="L1">
        <text:list-item>
          <text:list>
            <text:list-item>
              <text:list>
                <text:list-item>
                  <text:p text:style-name="P5">géolocalisation</text:p>
                </text:list-item>
                <text:list-item>
                  <text:p text:style-name="P5">itinéraire vers une station</text:p>
                </text:list-item>
                <text:list-item>
                  <text:p text:style-name="P5">itinéraire le plus rapide possible</text:p>
                </text:list-item>
                <text:list-item>
                  <text:p text:style-name="P5">itinéraire le plus facile possible</text:p>
                </text:list-item>
                <text:list-item>
                  <text:p text:style-name="P5">itinéraire personnalisé</text:p>
                </text:list-item>
              </text:list>
            </text:list-item>
          </text:list>
        </text:list-item>
      </text:list>
      <text:p text:style-name="P2"/>
      <text:p text:style-name="P2">Itinieraire vers une station le plus rapide possible :</text:p>
      <text:list xml:id="list346834225" text:style-name="L2">
        <text:list-item>
          <text:list>
            <text:list-item>
              <text:p text:style-name="P6">trouver toutes les chemin vers une station</text:p>
            </text:list-item>
            <text:list-item>
              <text:p text:style-name="P6">pour chaque chemin calculer le temps en parcourant es tronsons</text:p>
            </text:list-item>
            <text:list-item>
              <text:p text:style-name="P6">prendre le plus petit</text:p>
            </text:list-item>
          </text:list>
        </text:list-item>
      </text:list>
      <text:p text:style-name="P3"/>
      <text:p text:style-name="P3">Estimations et affectation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10:43:35.16</meta:creation-date>
    <dc:date>2012-05-02T11:38:09</dc:date>
    <meta:editing-duration>PT44M31S</meta:editing-duration>
    <meta:editing-cycles>4</meta:editing-cycles>
    <meta:generator>LibreOffice/3.4$Unix LibreOffice_project/340m1$Build-502</meta:generator>
    <meta:document-statistic meta:table-count="0" meta:image-count="0" meta:object-count="0" meta:page-count="1" meta:paragraph-count="13" meta:word-count="68" meta:character-count="399" meta:non-whitespace-character-count="351"/>
  </office:meta>
</office:document-meta>
</file>